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text-properties style:font-name="Times new roman" fo:font-size="12pt" style:font-size-asian="12pt" style:font-size-complex="12pt"/>
    </style:style>
    <style:style style:name="P24"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25"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text:s/>Here are a few programs/information links you might find useful:</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Step 2: If using a University Linux cluster, the g++ and MPI compilers should already be installed, so <text:soft-page-break/>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1">A. Submitting the program to the PBS Scheduler</text:p>
      <text:p text:style-name="P1"/>
      <text:p text:style-name="P2">This section describes how to run the program on a cluster of Linux computers with a quantum chemistry package. <text:s/>Some familiarity with your quantum chemistry package and Linux is assumed. <text:s/>It is also assumed that you have read the instructions for configuring quantum chemistry packages in section F.</text:p>
      <text:p text:style-name="P2"/>
      <text:p text:style-name="P2">Create a script file for submitting the main pso program to the PBS (Portable Batch System) scheduler. An example script file for doing this called "examplePBSScript" is in the "pso" directory. <text:s/>Make a copy of this script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hough I have not done this in a few years, you may talk to your system administrator and get help <text:soft-page-break/>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 <text:s/>An example of how this is done is as follows:</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To optimize the structures in LJ7_PSO.opt, type:</text:p>
      <text:p text:style-name="P2"/>
      <text:p text:style-name="P2"><text:s text:c="6"/>./pso LJ7_PSO.opt</text:p>
      <text:p text:style-name="P2"/>
      <text:p text:style-name="P2">This causes the pso program to iterate through the population in the optimization file. <text:s/>During each iteration,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optimizing a certain number of structures from the resume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text:s/>Similarly, .com files can be created from the current population using the -p option.</text:p>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it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this manual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18T22:30:04</dc:date>
    <dc:creator>setcal User</dc:creator>
    <meta:editing-duration>PT14H05M34S</meta:editing-duration>
    <meta:editing-cycles>350</meta:editing-cycles>
    <meta:document-statistic meta:table-count="0" meta:image-count="1" meta:object-count="0" meta:page-count="21" meta:paragraph-count="322" meta:word-count="9368" meta:character-count="58117"/>
  </office:meta>
</office:document-meta>
</file>